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metal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radish,carrot,asparag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,corn,pineapple,lot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bellpepper,carrot,ginger,spinach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leek,gmocorn,saffro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24:10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4-16T18:25:02.511000000</dc:date>
    <meta:editing-duration>P83DT10H29M10S</meta:editing-duration>
    <meta:editing-cycles>550</meta:editing-cycles>
    <meta:generator>LibreOffice/7.1.0.3$Windows_X86_64 LibreOffice_project/f6099ecf3d29644b5008cc8f48f42f4a40986e4c</meta:generator>
    <meta:document-statistic meta:table-count="3" meta:cell-count="2409" meta:object-count="0"/>
  </office:meta>
</office:document-meta>
</file>